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eorgia" svg:font-family="Georgia"/>
    <style:font-face style:name="Mangal1" svg:font-family="Mangal"/>
    <style:font-face style:name="OpenSymbol" svg:font-family="OpenSymbol"/>
    <style:font-face style:name="Times New Roman1" svg:font-family="'Times New Roman', Times, serif"/>
    <style:font-face style:name="Georgia1"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3"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1" fo:letter-spacing="normal" fo:font-style="italic" style:text-underline-style="none" style:text-blinking="false" style:font-style-asian="italic" style:font-style-complex="italic"/>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fo:letter-spacing="normal" style:text-underline-style="none"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8" style:family="paragraph" style:parent-style-name="Text_20_body">
      <style:paragraph-properties fo:margin-top="0cm" fo:margin-bottom="0cm" style:line-height-at-least="0.635cm" fo:padding="0cm" fo:border="none"/>
    </style:style>
    <style:style style:name="P9" style:family="paragraph" style:parent-style-name="Text_20_body" style:list-style-name="L4">
      <style:paragraph-properties fo:margin-top="0cm" fo:margin-bottom="0cm" style:line-height-at-least="0.635cm" fo:padding="0cm" fo:border="none"/>
    </style:style>
    <style:style style:name="P10" style:family="paragraph" style:parent-style-name="Text_20_body" style:list-style-name="L5">
      <style:paragraph-properties fo:margin-top="0cm" fo:margin-bottom="0cm" style:line-height-at-least="0.635cm" fo:padding="0cm" fo:border="none"/>
    </style:style>
    <style:style style:name="P11" style:family="paragraph" style:parent-style-name="Text_20_body">
      <style:paragraph-properties fo:margin-top="0cm" fo:margin-bottom="0cm" style:line-height-at-least="0.635cm" fo:padding="0cm" fo:border="none"/>
      <style:text-properties fo:font-style="italic" fo:font-weight="bold" style:font-style-asian="italic" style:font-weight-asian="bold" style:font-style-complex="italic" style:font-weight-complex="bold"/>
    </style:style>
    <style:style style:name="P12" style:family="paragraph" style:parent-style-name="Text_20_body" style:list-style-name="L4">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5">
      <style:paragraph-properties fo:margin-top="0cm" fo:margin-bottom="0cm" style:line-height-at-least="0.635cm" fo:padding="0cm" fo:border="none"/>
      <style:text-properties fo:color="#000000"/>
    </style:style>
    <style:style style:name="P14" style:family="paragraph" style:parent-style-name="Text_20_body" style:list-style-name="L5">
      <style:paragraph-properties fo:margin-top="0cm" fo:margin-bottom="0cm" style:line-height-at-least="0.635cm" fo:padding="0cm" fo:border="none"/>
      <style:text-properties fo:color="#000000" fo:font-weight="bold" style:font-weight-asian="bold" style:font-weight-complex="bold"/>
    </style:style>
    <style:style style:name="P15" style:family="paragraph" style:parent-style-name="Text_20_body" style:list-style-name="L5">
      <style:paragraph-properties fo:margin-top="0cm" fo:margin-bottom="0cm" style:line-height-at-least="0.635cm" fo:padding="0cm" fo:border="none"/>
      <style:text-properties fo:color="#000000" fo:font-weight="bold"/>
    </style:style>
    <style:style style:name="P16"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17"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T1" style:family="text">
      <style:text-properties style:font-name="Times New Roman1" fo:font-size="12pt" fo:font-style="normal" fo:font-weight="normal"/>
    </style:style>
    <style:style style:name="T2" style:family="text">
      <style:text-properties fo:color="#808080"/>
    </style:style>
    <style:style style:name="T3" style:family="text">
      <style:text-properties fo:color="#808080" style:font-name="Times New Roman1" fo:font-size="12pt" fo:font-style="normal" fo:font-weight="normal"/>
    </style:style>
    <style:style style:name="T4" style:family="text">
      <style:text-properties fo:color="#000000"/>
    </style:style>
    <style:style style:name="T5" style:family="text">
      <style:text-properties fo:color="#000000" style:font-name="Times New Roman1" fo:font-size="12pt" fo:font-style="normal" fo:font-weight="normal"/>
    </style:style>
    <style:style style:name="T6" style:family="text">
      <style:text-properties fo:color="#000000" fo:font-weight="bold" fo:background-color="transparent"/>
    </style:style>
    <style:style style:name="T7" style:family="text">
      <style:text-properties fo:color="#000000" style:font-name="Arial1" fo:font-size="11.25pt" fo:font-weight="bold" fo:background-color="transparent"/>
    </style:style>
    <style:style style:name="T8" style:family="text">
      <style:text-properties fo:color="#000000" style:font-name="Arial1" fo:font-size="11.25pt" fo:background-color="transparent"/>
    </style:style>
    <style:style style:name="T9" style:family="text">
      <style:text-properties fo:color="#000000" fo:background-color="transparent"/>
    </style:style>
    <style:style style:name="T10" style:family="text">
      <style:text-properties fo:color="#000000" fo:font-size="11.25pt" fo:font-weight="bold" fo:background-color="transparent"/>
    </style:style>
    <style:style style:name="T11" style:family="text">
      <style:text-properties fo:color="#000000" fo:font-size="11.25pt" fo:background-color="transparent"/>
    </style:style>
    <style:style style:name="T12" style:family="text">
      <style:text-properties fo:color="#999999"/>
    </style:style>
    <style:style style:name="T13" style:family="text">
      <style:text-properties fo:color="#999999" style:font-name="Times New Roman1" fo:font-size="12pt" fo:font-style="normal" fo:font-weight="normal"/>
    </style:style>
    <style:style style:name="T14" style:family="text">
      <style:text-properties fo:color="#999999" fo:font-style="italic" style:font-style-asian="italic" style:font-style-complex="italic"/>
    </style:style>
    <style:style style:name="T15"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6" style:family="text">
      <style:text-properties fo:font-variant="normal" fo:text-transform="none" fo:color="#333333" style:text-line-through-style="none" style:font-name="Times New Roman1" fo:font-size="12pt" fo:letter-spacing="normal" style:text-underline-style="none" style:text-blinking="false"/>
    </style:style>
    <style:style style:name="T17"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18"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19"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bold" style:font-weight-complex="bold"/>
    </style:style>
    <style:style style:name="T20"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21" style:family="text">
      <style:text-properties fo:font-variant="normal" fo:text-transform="none" style:text-line-through-style="none" style:font-name="Times New Roman1" fo:font-size="12pt" fo:letter-spacing="normal" fo:font-style="normal" style:text-underline-style="none" style:text-blinking="false"/>
    </style:style>
    <style:style style:name="T22" style:family="text">
      <style:text-properties fo:font-variant="normal" fo:text-transform="none" style:text-line-through-style="none" style:font-name="Times New Roman1" fo:font-size="12pt" fo:letter-spacing="normal" fo:font-style="normal" style:text-underline-style="none" style:text-blinking="false" style:font-weight-asian="bold" style:font-weight-complex="bold"/>
    </style:style>
    <style:style style:name="T23" style:family="text">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T24"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T25"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26"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27" style:family="text">
      <style:text-properties fo:font-variant="normal" fo:text-transform="none" fo:color="#000000" style:text-line-through-style="none" style:font-name="Arial1" fo:font-size="11.25pt" fo:font-style="normal" style:text-underline-style="none" style:text-blinking="false" fo:background-color="transparent"/>
    </style:style>
    <style:style style:name="T28"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29"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30" style:family="text">
      <style:text-properties fo:font-variant="normal" fo:text-transform="none" fo:color="#000000" style:text-line-through-style="none" style:text-underline-style="none" style:text-blinking="false" fo:background-color="transparent"/>
    </style:style>
    <style:style style:name="T31" style:family="text">
      <style:text-properties fo:font-variant="normal" fo:text-transform="none" fo:color="#000000" style:text-line-through-style="none" style:text-underline-style="none" fo:font-weight="normal" style:text-blinking="false" fo:background-color="transparent"/>
    </style:style>
    <style:style style:name="T32" style:family="text">
      <style:text-properties fo:font-variant="normal" fo:text-transform="none" fo:color="#000000" style:text-line-through-style="none" fo:font-size="11.25pt" fo:font-style="normal" style:text-underline-style="none" fo:font-weight="bold" style:text-blinking="false" fo:background-color="transparent"/>
    </style:style>
    <style:style style:name="T33" style:family="text">
      <style:text-properties fo:font-variant="normal" fo:text-transform="none" fo:color="#000000" style:text-line-through-style="none" fo:font-size="11.25pt" fo:font-style="normal" style:text-underline-style="none" style:text-blinking="false" fo:background-color="transparent"/>
    </style:style>
    <style:style style:name="T34"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5" style:family="text">
      <style:text-properties fo:font-variant="normal" fo:text-transform="none" fo:color="#000000" style:text-line-through-style="none" fo:font-style="normal" style:text-underline-style="none" fo:font-weight="bold" style:text-blinking="false" fo:background-color="transparent"/>
    </style:style>
    <style:style style:name="T36" style:family="text">
      <style:text-properties fo:font-variant="normal" fo:text-transform="none" fo:color="#000000" style:text-line-through-style="none" fo:font-style="normal" style:text-underline-style="none" style:text-blinking="false" fo:background-color="transparent"/>
    </style:style>
    <style:style style:name="T37" style:family="text">
      <style:text-properties fo:font-variant="normal" fo:text-transform="none" fo:color="#000000" style:text-line-through-style="none" fo:font-style="normal" style:text-underline-style="none" fo:font-weight="normal" style:text-blinking="false" fo:background-color="transparent"/>
    </style:style>
    <style:style style:name="T38" style:family="text">
      <style:text-properties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text:span text:style-name="T2"> </text:span><text:span text:style-name="T3">Båtklubben ”Den glade piraten” har börjat få problem. Klubben har växt så till den milda grad att medlemmarna har svårt att hålla reda på alla</text:span><text:span text:style-name="T5"> möten</text:span><text:span text:style-name="T3">, och andra </text:span><text:span text:style-name="T5">viktiga datum</text:span><text:span text:style-name="T1">. </text:span><text:span text:style-name="T13">Det är även svårt för en medlem att </text:span><text:span text:style-name="T5">”byta” information i klubbens medlemsregister</text:span><text:span text:style-name="T13">,</text:span><text:span text:style-name="T5"> t ex byta adress eller registrera en nyinköpt båt.</text:span><text:span text:style-name="T13"> Detta gör att medlemmar ibland stått utan bokad båtplats, när det blivit dags för sjösättning framåt vårkanten.</text:span></text:p>
      <text:p text:style-name="P5"><text:span text:style-name="T14">Bokningen av båtplatser sköts av klubbens sekreterare och denne går igenom alla medlemmarnas båtar och bokar deras platser under våren.</text:span> <text:span text:style-name="T12">Detta är ett mycket ”klurigt” arbete, medlemmar med </text:span><text:span text:style-name="T4">flera båtar vill gärna ha dem så nära varandra</text:span><text:span text:style-name="T12"> som möjligt, samtidigt som man vill ha sin ”gamla vanliga” plats.</text:span> <text:span text:style-name="T12">Mycket bråk och stök brukar följa utannonseringen av årets platser, och ibland görs även ”privata” byten medlemmar emellan, något som räddningstjänsten starkt emotsätter sig av säkerhetsskäl.</text:span> Det är även svårt för sekreteraren att tilldela båtarna platser som passar för medlemmarnas båtar avseende djupgående, storlek etc. <text:span text:style-name="T12">Sekreteraren får söka manuellt i det nationella-båtregistret givet båtens registreringsnummer och hitta korrekt uppgifter, detta är något som borde </text:span><text:span text:style-name="T4">kunna automatiseras</text:span><text:span text:style-name="T12"> då det nationella-båtregistret tillhanahåller en tjänst för detta.</text:span></text:p>
      <text:p text:style-name="P5"><text:span text:style-name="T12">Störst problem har dock klubbens kassör, det är fullkomligt omöjligt för kassören att </text:span><text:span text:style-name="T4">administrera alla medlemsavgifter</text:span><text:span text:style-name="T12"> via alla kvitton som medlemmarna kommer in med när de betalat sin medlemsavgift. Avgiften består av </text:span><text:span text:style-name="T4">en fast del och en rörlig del</text:span><text:span text:style-name="T12">, där den rörliga delen är beroende av antalet båtar en medlem har. Flera medlemmar slinker nog igenom varje år utan att betala avgift, vilket gör att klubben faktiskt snart kommer att gå i konkurs.</text:span></text:p>
      <text:p text:style-name="P5"><text:span text:style-name="T12">Du har blivit kontaktad för att lösa klubbens problem genom att göra ett </text:span><text:span text:style-name="T4">medlemsregister</text:span><text:span text:style-name="T12"> åt klubben.</text:span> Båtklubben vill ha en noggrann kartläggning av viktig och intressant funktionalitet, en delmängd av denna ska sedermera också designas och implementeras. </text:p>
      <text:p text:style-name="P5"/>
      <text:p text:style-name="P5">Du har stor frihet att hitta ny funktionalitet som du tror kan komma att hjälpa båtklubben nu eller i framtiden, dock måste båtklubbens mest akuta problem lösas omgående.</text:p>
      <text:p text:style-name="P8"/>
      <text:h text:style-name="P3" text:outline-level="2">Bakgrund och Problembeskrivning</text:h>
      <text:p text:style-name="P5">Båtklubben ”Den glade piraten” har expanderat. Medlemmarna har därför fått svårt att hålla reda på möten och viktiga datum, samt att informationsändra i klubbens medlemsregister (ex. ändra adress, namn eller registrera nyinköpt båt/båtar).</text:p>
      <text:p text:style-name="P5"/>
      <text:p text:style-name="P5">Klubbens kassör har fått stora problem att ta hand om/ hålla reda på allas medlemsavgifter via inlämnade kvitton från medlemmar. </text:p>
      <text:p text:style-name="P5"/>
      <text:p text:style-name="P5">Klubbens sekreterare har hand om bokning av båtplatser, vilket betyder att hen behöver tillgång till ett aktuellt register över medlemmarna och deras båtar. Det måste bli lättare att kunna uppfylla medlemmars önskemål om att ha båtar nära varandra om de äger/köper en till båt. </text:p>
      <text:p text:style-name="P5"/>
      <text:p text:style-name="P11"><text:soft-page-break/><text:span text:style-name="T16">Problem som uppstått p.g.a detta:</text:span></text:p>
      <text:list xml:id="list21268340" text:style-name="L4">
        <text:list-item>
          <text:p text:style-name="P9"><text:span text:style-name="T15">Medlemmar blivit utan båtplats vid sjösättningen.</text:span></text:p>
        </text:list-item>
        <text:list-item>
          <text:p text:style-name="P9"><text:span text:style-name="T15">Medlemmar missar viktiga möten och tider</text:span></text:p>
        </text:list-item>
        <text:list-item>
          <text:p text:style-name="P9"><text:span text:style-name="T15">Klubbens sekreterare vet inte hur platserna ska tilldelas då denne ej har tillgång till aktuell information.</text:span></text:p>
        </text:list-item>
        <text:list-item>
          <text:p text:style-name="P9"><text:span text:style-name="T15">Bråk och stök och privata byten mellan båtplaser <text:s/></text:span></text:p>
        </text:list-item>
        <text:list-item>
          <text:p text:style-name="P12"><text:span text:style-name="T15">Klubben lutar mot att gå in konkurs då de inte har någon riktig koll på vilka medlemmar som har betalt sina avgifter och flera medlemmar kommer undan med att inte betala. </text:span></text:p>
        </text:list-item>
      </text:list>
      <text:p text:style-name="P5"/>
      <text:p text:style-name="P5"/>
      <text:h text:style-name="P3" text:outline-level="2">Användargrupper/Aktörer (End Users)</text:h>
      <text:list xml:id="list21703605" text:style-name="L5">
        <text:list-item>
          <text:p text:style-name="P13"><text:span text:style-name="T20">Administratör </text:span><text:span text:style-name="T17">(Klubbens sekreterare). </text:span></text:p>
          <text:p text:style-name="P10"><text:span text:style-name="T24">Anställd. Datorvana: Ja. <text:line-break/>Kommer vara huvudanvändaren (för att kunna organisera båtplatser utefter medlemsuppgifter), Därför är hennes åsikt om funktionalitet extra viktig. </text:span></text:p>
        </text:list-item>
        <text:list-item>
          <text:p text:style-name="P14"><text:span text:style-name="T21">Klubbens medlemmar</text:span><text:span text:style-name="T18"> </text:span></text:p>
          <text:p text:style-name="P13"><text:span text:style-name="T17">Livsstil: Båtintresserade/Båtägare. Ålder: 20+. Kön: Blandat, många par. Datornvana: Grundläggande för hemmabruk. </text:span></text:p>
        </text:list-item>
        <text:list-item>
          <text:p text:style-name="P14"><text:span text:style-name="T21">Klubbens kassör</text:span></text:p>
          <text:p text:style-name="P14"><text:span text:style-name="T18">Anställd. Datornvana: Mindre, jobbar mest med penna och papper. </text:span></text:p>
        </text:list-item>
      </text:list>
      <text:p text:style-name="P5"/>
      <text:h text:style-name="P3" text:outline-level="2">Intressenter (Stakeholders)</text:h>
      <text:list xml:id="list22609525" text:continue-numbering="true" text:style-name="L5">
        <text:list-item>
          <text:p text:style-name="P15"><text:span text:style-name="T22">Annika Karlsson </text:span></text:p>
          <text:p text:style-name="P13"><text:span text:style-name="T17">Sekreterare/administratör, ansvar för organisering av båtplatser och medlemsuppgifter. <text:line-break/>Tel: 070-XXX XX XX, mail: zzzz@gmail.com</text:span></text:p>
        </text:list-item>
        <text:list-item>
          <text:p text:style-name="P10"><text:span text:style-name="T23">Göran Sandström</text:span></text:p>
          <text:p text:style-name="P13"><text:span text:style-name="T19">Kassör. Ekonomiansvarig. Tel: 075-XXX XX XX </text:span></text:p>
        </text:list-item>
        <text:list-item>
          <text:p text:style-name="P10"><text:span text:style-name="T23">Utvalda medlemmar <text:s/>(för test av produkt, feedback och åsikter kring systemet)</text:span></text:p>
          <text:p text:style-name="P10"><text:span text:style-name="T26">Anders Viksson</text:span><text:span text:style-name="T25"> – <text:s/>Tel: 076-XXX XX XX </text:span></text:p>
          <text:p text:style-name="P10"><text:span text:style-name="T26">Bo Vätterström</text:span><text:span text:style-name="T25"> – <text:s/>Tel: 072-XXX XX XX</text:span></text:p>
          <text:p text:style-name="P10"><text:span text:style-name="T26">Ylva Bengtsson</text:span><text:span text:style-name="T25">– <text:s/>Tel: 076-XXX XX XX </text:span></text:p>
        </text:list-item>
      </text:list>
      <text:h text:style-name="P2" text:outline-level="2">Liknande/Konkurrerande System</text:h>
      <text:p text:style-name="P5">Undersök och analysera alla liknande och/eller konkurrerande system med avseende på slutanvändare samt styrkor och svagheter i funktionalitet och genomförande.</text:p>
      <text:h text:style-name="P3" text:outline-level="2"><text:soft-page-break/>Baskrav (Features)</text:h>
      <text:p text:style-name="P5">Ett baskrav är ett krav på en väldigt hög nivå och innehåller inga detaljer, speciellt tekniska “hur” detaljer skall undvikas. Sammantaget så skall baskraven lösa problemet i problembeskrivningen och man ska fokusera på det som gör den egna lösningen unik med hänsyn till liknande/konkurrerande lösningar för de slutanvändare man har i åtanke. Baskraven skall sedan uppfyllas av mer detaljerade krav ofta i form av användningsfall (use cases) i kravspecifikationen.</text:p>
      <text:p text:style-name="P5">När man skriver baskrav får man gärna vara “säljande”, jämför t.ex. hur det skrivs på baksidan av ett spel eller på dina konkurrenters webbsidor här är det visserligen ofta på en väldigt hög nivå och med fokus på de “publika” användargrupperna men det kan kanske ge lite inspiration.</text:p>
      <text:p text:style-name="P5">Baskraven skall vara unikt identifierbara. I den enklaste formen är detta bara en siffra. Ibland vill man ha någon kort bokstavskombination t.ex. BK.1 (Baskrav 1), F.1 (Feature 1), identifieringen kan också vara hierarkisk om man organiserar sina baskrav i rubriker och underrubriker.</text:p>
      <text:p text:style-name="P5">En tumregel man kan ha är att de flesta användargrupperna bör ha något baskrav som är riktat mot dem, och har man baskrav som inte har någon direkt användargrupp så har man nog missat en användargrupp och vice versa.</text:p>
      <text:p text:style-name="P7"/>
      <text:p text:style-name="P7"><text:bookmark text:name="docs-internal-guid-2da9f215-bb48-e2b8-ba4d-e93d2f304f59"/><text:span text:style-name="T6">BK 1</text:span><text:span text:style-name="T9"> Sekr</text:span><text:span text:style-name="T9"> skall erbjudas ett användarvänligt, tryggt och effektivt sätt att returnera levererade varor.</text:span></text:p>
      <text:p text:style-name="P4"/>
      <text:p text:style-name="P17"><text:span text:style-name="T35">BK 1.1</text:span><text:span text:style-name="T30"> </text:span><text:span text:style-name="T36">Kunder skall endast behöva fylla i minimalt med information på egen hand för att färdigställa en retur.</text:span></text:p>
      <text:p text:style-name="P4"/>
      <text:p text:style-name="P17"><text:span text:style-name="T35">BK 1.2</text:span><text:span text:style-name="T30"> </text:span><text:span text:style-name="T36">Kundens val av returorsak ska begränsas på ett intelligent och logiskt sätt.</text:span></text:p>
      <text:p text:style-name="P4"/>
      <text:p text:style-name="P16"><text:span text:style-name="T35">BK 2</text:span><text:span text:style-name="T30"> </text:span><text:span text:style-name="T36">Kunden skall hela tiden kunna följa statusen på gjorda returer och få en estimerad tid för återbetalning.</text:span></text:p>
      <text:p text:style-name="P4"/>
      <text:p text:style-name="P16"><text:span text:style-name="T35">BK 3</text:span><text:span text:style-name="T30"> </text:span><text:span text:style-name="T36">Supportpersonal, tekniker och returhanterare skall ha full inblick i vilken status en kunds returer har för att snabbt kunna hjälpa till och korrigera eventuella fel.</text:span></text:p>
      <text:p text:style-name="P4"/>
      <text:p text:style-name="P16"><text:span text:style-name="T35">BK 4</text:span><text:span text:style-name="T30"> </text:span><text:span text:style-name="T36">Inköpsavdelningen skall enkelt kunna få rapporter över returer för att kunna påverka leverantörer och beräkna lönsamhet.</text:span></text:p>
      <text:p text:style-name="P4"><text:span text:style-name="T38"><text:line-break/></text:span><text:span text:style-name="T35">BK 5</text:span><text:span text:style-name="T31"> </text:span><text:span text:style-name="T37">Systemet skall integreras med befintlig webbshop och kunddatabas och utvecklas i ASP.NET MVC 3</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eorgia" svg:font-family="Georgia"/>
    <style:font-face style:name="Mangal1" svg:font-family="Mangal"/>
    <style:font-face style:name="OpenSymbol" svg:font-family="OpenSymbol"/>
    <style:font-face style:name="Times New Roman1" svg:font-family="'Times New Roman', Times, serif"/>
    <style:font-face style:name="Georgia1"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22:42:34.88</meta:creation-date>
    <dc:date>2013-12-04T02:47:06.55</dc:date>
    <meta:editing-duration>PT2H48M42S</meta:editing-duration>
    <meta:editing-cycles>54</meta:editing-cycles>
    <meta:generator>OpenOffice.org/3.3$Win32 OpenOffice.org_project/330m20$Build-9567</meta:generator>
    <meta:document-statistic meta:table-count="0" meta:image-count="0" meta:object-count="0" meta:page-count="3" meta:paragraph-count="45" meta:word-count="988" meta:character-count="6430"/>
  </office:meta>
</office:document-meta>
</file>